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arial" svg:font-family="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7cm" table:align="margins"/>
    </style:style>
    <style:style style:name="Táboa1.A" style:family="table-column">
      <style:table-column-properties style:column-width="5.667cm" style:rel-column-width="21845*"/>
    </style:style>
    <style:style style:name="Táboa1.A1" style:family="table-cell">
      <style:table-cell-properties fo:padding="0.097cm" fo:border-left="0.05pt solid #000000" fo:border-right="none" fo:border-top="0.05pt solid #000000" fo:border-bottom="0.05pt solid #000000"/>
    </style:style>
    <style:style style:name="Táboa1.C1" style:family="table-cell">
      <style:table-cell-properties fo:padding="0.097cm" fo:border="0.05pt solid #000000"/>
    </style:style>
    <style:style style:name="Táboa1.A2" style:family="table-cell">
      <style:table-cell-properties fo:padding="0.097cm" fo:border-left="0.05pt solid #000000" fo:border-right="none" fo:border-top="none" fo:border-bottom="0.05pt solid #000000"/>
    </style:style>
    <style:style style:name="Táboa1.C2" style:family="table-cell">
      <style:table-cell-properties fo:padding="0.097cm" fo:border-left="0.05pt solid #000000" fo:border-right="0.05pt solid #000000" fo:border-top="none" fo:border-bottom="0.05pt solid #000000"/>
    </style:style>
    <style:style style:name="Táboa2" style:family="table">
      <style:table-properties style:width="17cm" table:align="margins" style:shadow="none"/>
    </style:style>
    <style:style style:name="Táboa2.A" style:family="table-column">
      <style:table-column-properties style:column-width="4.306cm" style:rel-column-width="2441*"/>
    </style:style>
    <style:style style:name="Táboa2.B" style:family="table-column">
      <style:table-column-properties style:column-width="2.494cm" style:rel-column-width="1414*"/>
    </style:style>
    <style:style style:name="Táboa2.C" style:family="table-column">
      <style:table-column-properties style:column-width="3.399cm" style:rel-column-width="1927*"/>
    </style:style>
    <style:style style:name="Táboa2.D" style:family="table-column">
      <style:table-column-properties style:column-width="4.113cm" style:rel-column-width="2332*"/>
    </style:style>
    <style:style style:name="Táboa2.E" style:family="table-column">
      <style:table-column-properties style:column-width="2.688cm" style:rel-column-width="1524*"/>
    </style:style>
    <style:style style:name="Tábo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oa2.E1" style:family="table-cell">
      <style:table-cell-properties fo:background-color="#cccccc" fo:padding="0.097cm" fo:border="0.05pt solid #000000">
        <style:background-image/>
      </style:table-cell-properties>
    </style:style>
    <style:style style:name="Táboa2.A2" style:family="table-cell">
      <style:table-cell-properties fo:padding="0.097cm" fo:border-left="0.05pt solid #000000" fo:border-right="none" fo:border-top="none" fo:border-bottom="0.05pt solid #000000"/>
    </style:style>
    <style:style style:name="Táboa2.B2" style:family="table-cell">
      <style:table-cell-properties fo:padding="0.097cm" fo:border-left="0.05pt solid #000000" fo:border-right="none" fo:border-top="none" fo:border-bottom="0.05pt solid #000000"/>
    </style:style>
    <style:style style:name="Táboa2.C2" style:family="table-cell">
      <style:table-cell-properties fo:padding="0.097cm" fo:border-left="0.05pt solid #000000" fo:border-right="none" fo:border-top="none" fo:border-bottom="0.05pt solid #000000"/>
    </style:style>
    <style:style style:name="Táboa2.D2" style:family="table-cell">
      <style:table-cell-properties fo:padding="0.097cm" fo:border-left="0.05pt solid #000000" fo:border-right="none" fo:border-top="none" fo:border-bottom="0.05pt solid #000000"/>
    </style:style>
    <style:style style:name="Táboa2.E2" style:family="table-cell">
      <style:table-cell-properties fo:padding="0.097cm" fo:border-left="0.05pt solid #000000" fo:border-right="0.05pt solid #000000" fo:border-top="none" fo:border-bottom="0.05pt solid #000000"/>
    </style:style>
    <style:style style:name="Táboa2.A3" style:family="table-cell">
      <style:table-cell-properties fo:padding="0.097cm" fo:border-left="0.05pt solid #000000" fo:border-right="none" fo:border-top="none" fo:border-bottom="0.05pt solid #000000"/>
    </style:style>
    <style:style style:name="Táboa2.B3" style:family="table-cell">
      <style:table-cell-properties fo:padding="0.097cm" fo:border-left="0.05pt solid #000000" fo:border-right="none" fo:border-top="none" fo:border-bottom="0.05pt solid #000000"/>
    </style:style>
    <style:style style:name="Táboa2.C3" style:family="table-cell">
      <style:table-cell-properties fo:padding="0.097cm" fo:border-left="0.05pt solid #000000" fo:border-right="none" fo:border-top="none" fo:border-bottom="0.05pt solid #000000"/>
    </style:style>
    <style:style style:name="Táboa2.D3" style:family="table-cell">
      <style:table-cell-properties fo:padding="0.097cm" fo:border-left="0.05pt solid #000000" fo:border-right="none" fo:border-top="none" fo:border-bottom="0.05pt solid #000000"/>
    </style:style>
    <style:style style:name="Táboa2.E3" style:family="table-cell">
      <style:table-cell-properties fo:padding="0.097cm" fo:border-left="0.05pt solid #000000" fo:border-right="0.05pt solid #000000" fo:border-top="none" fo:border-bottom="0.05pt solid #000000"/>
    </style:style>
    <style:style style:name="Táboa2.A4" style:family="table-cell">
      <style:table-cell-properties fo:padding="0.097cm" fo:border-left="0.05pt solid #000000" fo:border-right="none" fo:border-top="none" fo:border-bottom="0.05pt solid #000000"/>
    </style:style>
    <style:style style:name="Táboa2.B4" style:family="table-cell">
      <style:table-cell-properties fo:padding="0.097cm" fo:border-left="0.05pt solid #000000" fo:border-right="none" fo:border-top="none" fo:border-bottom="0.05pt solid #000000"/>
    </style:style>
    <style:style style:name="Táboa2.C4" style:family="table-cell">
      <style:table-cell-properties fo:padding="0.097cm" fo:border-left="0.05pt solid #000000" fo:border-right="none" fo:border-top="none" fo:border-bottom="0.05pt solid #000000"/>
    </style:style>
    <style:style style:name="Táboa2.D4" style:family="table-cell">
      <style:table-cell-properties fo:padding="0.097cm" fo:border-left="0.05pt solid #000000" fo:border-right="none" fo:border-top="none" fo:border-bottom="0.05pt solid #000000"/>
    </style:style>
    <style:style style:name="Táboa2.E4" style:family="table-cell">
      <style:table-cell-properties fo:padding="0.097cm" fo:border-left="0.05pt solid #000000" fo:border-right="0.05pt solid #000000" fo:border-top="none" fo:border-bottom="0.05pt solid #000000"/>
    </style:style>
    <style:style style:name="Táboa2.A5" style:family="table-cell">
      <style:table-cell-properties fo:padding="0.097cm" fo:border-left="0.05pt solid #000000" fo:border-right="none" fo:border-top="none" fo:border-bottom="0.05pt solid #000000"/>
    </style:style>
    <style:style style:name="Táboa2.B5" style:family="table-cell">
      <style:table-cell-properties fo:padding="0.097cm" fo:border-left="0.05pt solid #000000" fo:border-right="none" fo:border-top="none" fo:border-bottom="0.05pt solid #000000"/>
    </style:style>
    <style:style style:name="Táboa2.C5" style:family="table-cell">
      <style:table-cell-properties fo:padding="0.097cm" fo:border-left="0.05pt solid #000000" fo:border-right="none" fo:border-top="none" fo:border-bottom="0.05pt solid #000000"/>
    </style:style>
    <style:style style:name="Táboa2.D5" style:family="table-cell">
      <style:table-cell-properties fo:padding="0.097cm" fo:border-left="0.05pt solid #000000" fo:border-right="none" fo:border-top="none" fo:border-bottom="0.05pt solid #000000"/>
    </style:style>
    <style:style style:name="Táboa2.E5" style:family="table-cell">
      <style:table-cell-properties fo:padding="0.097cm" fo:border-left="0.05pt solid #000000" fo:border-right="0.05pt solid #000000" fo:border-top="none" fo:border-bottom="0.05pt solid #000000"/>
    </style:style>
    <style:style style:name="Táboa2.A6" style:family="table-cell">
      <style:table-cell-properties fo:padding="0.097cm" fo:border-left="0.05pt solid #000000" fo:border-right="none" fo:border-top="none" fo:border-bottom="0.05pt solid #000000"/>
    </style:style>
    <style:style style:name="Táboa2.B6" style:family="table-cell">
      <style:table-cell-properties fo:padding="0.097cm" fo:border-left="0.05pt solid #000000" fo:border-right="none" fo:border-top="none" fo:border-bottom="0.05pt solid #000000"/>
    </style:style>
    <style:style style:name="Táboa2.C6" style:family="table-cell">
      <style:table-cell-properties fo:padding="0.097cm" fo:border-left="0.05pt solid #000000" fo:border-right="none" fo:border-top="none" fo:border-bottom="0.05pt solid #000000"/>
    </style:style>
    <style:style style:name="Táboa2.D6" style:family="table-cell">
      <style:table-cell-properties fo:padding="0.097cm" fo:border-left="0.05pt solid #000000" fo:border-right="none" fo:border-top="none" fo:border-bottom="0.05pt solid #000000"/>
    </style:style>
    <style:style style:name="Táboa2.E6" style:family="table-cell">
      <style:table-cell-properties fo:padding="0.097cm" fo:border-left="0.05pt solid #000000" fo:border-right="0.05pt solid #000000" fo:border-top="none" fo:border-bottom="0.05pt solid #000000"/>
    </style:style>
    <style:style style:name="Táboa2.A7" style:family="table-cell">
      <style:table-cell-properties fo:padding="0.097cm" fo:border-left="0.05pt solid #000000" fo:border-right="none" fo:border-top="none" fo:border-bottom="0.05pt solid #000000"/>
    </style:style>
    <style:style style:name="Táboa2.B7" style:family="table-cell">
      <style:table-cell-properties fo:padding="0.097cm" fo:border-left="0.05pt solid #000000" fo:border-right="none" fo:border-top="none" fo:border-bottom="0.05pt solid #000000"/>
    </style:style>
    <style:style style:name="Táboa2.C7" style:family="table-cell">
      <style:table-cell-properties fo:padding="0.097cm" fo:border-left="0.05pt solid #000000" fo:border-right="none" fo:border-top="none" fo:border-bottom="0.05pt solid #000000"/>
    </style:style>
    <style:style style:name="Táboa2.D7" style:family="table-cell">
      <style:table-cell-properties fo:padding="0.097cm" fo:border-left="0.05pt solid #000000" fo:border-right="none" fo:border-top="none" fo:border-bottom="0.05pt solid #000000"/>
    </style:style>
    <style:style style:name="Táboa2.E7" style:family="table-cell">
      <style:table-cell-properties fo:padding="0.097cm" fo:border-left="0.05pt solid #000000" fo:border-right="0.05pt solid #000000" fo:border-top="none" fo:border-bottom="0.05pt solid #000000"/>
    </style:style>
    <style:style style:name="Táboa2.A8" style:family="table-cell">
      <style:table-cell-properties fo:padding="0.097cm" fo:border-left="0.05pt solid #000000" fo:border-right="none" fo:border-top="none" fo:border-bottom="0.05pt solid #000000"/>
    </style:style>
    <style:style style:name="Táboa2.B8" style:family="table-cell">
      <style:table-cell-properties fo:padding="0.097cm" fo:border-left="0.05pt solid #000000" fo:border-right="none" fo:border-top="none" fo:border-bottom="0.05pt solid #000000"/>
    </style:style>
    <style:style style:name="Táboa2.C8" style:family="table-cell">
      <style:table-cell-properties fo:padding="0.097cm" fo:border-left="0.05pt solid #000000" fo:border-right="none" fo:border-top="none" fo:border-bottom="0.05pt solid #000000"/>
    </style:style>
    <style:style style:name="Táboa2.D8" style:family="table-cell">
      <style:table-cell-properties fo:padding="0.097cm" fo:border-left="0.05pt solid #000000" fo:border-right="none" fo:border-top="none" fo:border-bottom="0.05pt solid #000000"/>
    </style:style>
    <style:style style:name="Táboa2.E8" style:family="table-cell">
      <style:table-cell-properties fo:padding="0.097cm" fo:border-left="0.05pt solid #000000" fo:border-right="0.05pt solid #000000" fo:border-top="none" fo:border-bottom="0.05pt solid #000000"/>
    </style:style>
    <style:style style:name="Táboa2.A9" style:family="table-cell">
      <style:table-cell-properties fo:padding="0.097cm" fo:border-left="0.05pt solid #000000" fo:border-right="none" fo:border-top="none" fo:border-bottom="0.05pt solid #000000"/>
    </style:style>
    <style:style style:name="Táboa2.B9" style:family="table-cell">
      <style:table-cell-properties fo:padding="0.097cm" fo:border-left="0.05pt solid #000000" fo:border-right="none" fo:border-top="none" fo:border-bottom="0.05pt solid #000000"/>
    </style:style>
    <style:style style:name="Táboa2.C9" style:family="table-cell">
      <style:table-cell-properties fo:padding="0.097cm" fo:border-left="0.05pt solid #000000" fo:border-right="none" fo:border-top="none" fo:border-bottom="0.05pt solid #000000"/>
    </style:style>
    <style:style style:name="Táboa2.D9" style:family="table-cell">
      <style:table-cell-properties fo:padding="0.097cm" fo:border-left="0.05pt solid #000000" fo:border-right="none" fo:border-top="none" fo:border-bottom="0.05pt solid #000000"/>
    </style:style>
    <style:style style:name="Táboa2.E9" style:family="table-cell">
      <style:table-cell-properties fo:padding="0.097cm" fo:border-left="0.05pt solid #000000" fo:border-right="0.05pt solid #000000" fo:border-top="none" fo:border-bottom="0.05pt solid #000000"/>
    </style:style>
    <style:style style:name="Táboa2.A10" style:family="table-cell">
      <style:table-cell-properties fo:padding="0.097cm" fo:border-left="0.05pt solid #000000" fo:border-right="none" fo:border-top="none" fo:border-bottom="0.05pt solid #000000"/>
    </style:style>
    <style:style style:name="Táboa2.B10" style:family="table-cell">
      <style:table-cell-properties fo:padding="0.097cm" fo:border-left="0.05pt solid #000000" fo:border-right="none" fo:border-top="none" fo:border-bottom="0.05pt solid #000000"/>
    </style:style>
    <style:style style:name="Táboa2.C10" style:family="table-cell">
      <style:table-cell-properties fo:padding="0.097cm" fo:border-left="0.05pt solid #000000" fo:border-right="none" fo:border-top="none" fo:border-bottom="0.05pt solid #000000"/>
    </style:style>
    <style:style style:name="Táboa2.D10" style:family="table-cell">
      <style:table-cell-properties fo:padding="0.097cm" fo:border-left="0.05pt solid #000000" fo:border-right="none" fo:border-top="none" fo:border-bottom="0.05pt solid #000000"/>
    </style:style>
    <style:style style:name="Táboa2.E10" style:family="table-cell">
      <style:table-cell-properties fo:padding="0.097cm" fo:border-left="0.05pt solid #000000" fo:border-right="0.05pt solid #000000" fo:border-top="none" fo:border-bottom="0.05pt solid #000000"/>
    </style:style>
    <style:style style:name="Táboa2.A11" style:family="table-cell">
      <style:table-cell-properties fo:padding="0.097cm" fo:border-left="0.05pt solid #000000" fo:border-right="none" fo:border-top="none" fo:border-bottom="0.05pt solid #000000"/>
    </style:style>
    <style:style style:name="Táboa2.B11" style:family="table-cell">
      <style:table-cell-properties fo:padding="0.097cm" fo:border-left="0.05pt solid #000000" fo:border-right="none" fo:border-top="none" fo:border-bottom="0.05pt solid #000000"/>
    </style:style>
    <style:style style:name="Táboa2.C11" style:family="table-cell">
      <style:table-cell-properties fo:padding="0.097cm" fo:border-left="0.05pt solid #000000" fo:border-right="none" fo:border-top="none" fo:border-bottom="0.05pt solid #000000"/>
    </style:style>
    <style:style style:name="Táboa2.D11" style:family="table-cell">
      <style:table-cell-properties fo:padding="0.097cm" fo:border-left="0.05pt solid #000000" fo:border-right="none" fo:border-top="none" fo:border-bottom="0.05pt solid #000000"/>
    </style:style>
    <style:style style:name="Táboa2.E11" style:family="table-cell">
      <style:table-cell-properties fo:padding="0.097cm" fo:border-left="0.05pt solid #000000" fo:border-right="0.05pt solid #000000" fo:border-top="none" fo:border-bottom="0.05pt solid #000000"/>
    </style:style>
    <style:style style:name="Táboa2.A12" style:family="table-cell">
      <style:table-cell-properties fo:padding="0.097cm" fo:border-left="0.05pt solid #000000" fo:border-right="none" fo:border-top="none" fo:border-bottom="0.05pt solid #000000"/>
    </style:style>
    <style:style style:name="Táboa2.B12" style:family="table-cell">
      <style:table-cell-properties fo:padding="0.097cm" fo:border-left="0.05pt solid #000000" fo:border-right="none" fo:border-top="none" fo:border-bottom="0.05pt solid #000000"/>
    </style:style>
    <style:style style:name="Táboa2.C12" style:family="table-cell">
      <style:table-cell-properties fo:padding="0.097cm" fo:border-left="0.05pt solid #000000" fo:border-right="none" fo:border-top="none" fo:border-bottom="0.05pt solid #000000"/>
    </style:style>
    <style:style style:name="Táboa2.D12" style:family="table-cell">
      <style:table-cell-properties fo:padding="0.097cm" fo:border-left="0.05pt solid #000000" fo:border-right="none" fo:border-top="none" fo:border-bottom="0.05pt solid #000000"/>
    </style:style>
    <style:style style:name="Táboa2.E12" style:family="table-cell">
      <style:table-cell-properties fo:padding="0.097cm" fo:border-left="0.05pt solid #000000" fo:border-right="0.05pt solid #000000" fo:border-top="none" fo:border-bottom="0.05pt solid #000000"/>
    </style:style>
    <style:style style:name="Táboa2.A13" style:family="table-cell">
      <style:table-cell-properties fo:padding="0.097cm" fo:border-left="0.05pt solid #000000" fo:border-right="none" fo:border-top="none" fo:border-bottom="0.05pt solid #000000"/>
    </style:style>
    <style:style style:name="Táboa2.B13" style:family="table-cell">
      <style:table-cell-properties fo:padding="0.097cm" fo:border-left="0.05pt solid #000000" fo:border-right="none" fo:border-top="none" fo:border-bottom="0.05pt solid #000000"/>
    </style:style>
    <style:style style:name="Táboa2.C13" style:family="table-cell">
      <style:table-cell-properties fo:padding="0.097cm" fo:border-left="0.05pt solid #000000" fo:border-right="none" fo:border-top="none" fo:border-bottom="0.05pt solid #000000"/>
    </style:style>
    <style:style style:name="Táboa2.D13" style:family="table-cell">
      <style:table-cell-properties fo:padding="0.097cm" fo:border-left="0.05pt solid #000000" fo:border-right="none" fo:border-top="none" fo:border-bottom="0.05pt solid #000000"/>
    </style:style>
    <style:style style:name="Táboa2.E13" style:family="table-cell">
      <style:table-cell-properties fo:padding="0.097cm" fo:border-left="0.05pt solid #000000" fo:border-right="0.05pt solid #000000" fo:border-top="none" fo:border-bottom="0.05pt solid #000000"/>
    </style:style>
    <style:style style:name="Táboa2.A14" style:family="table-cell">
      <style:table-cell-properties fo:padding="0.097cm" fo:border-left="0.05pt solid #000000" fo:border-right="none" fo:border-top="none" fo:border-bottom="0.05pt solid #000000"/>
    </style:style>
    <style:style style:name="Táboa2.B14" style:family="table-cell">
      <style:table-cell-properties fo:padding="0.097cm" fo:border-left="0.05pt solid #000000" fo:border-right="none" fo:border-top="none" fo:border-bottom="0.05pt solid #000000"/>
    </style:style>
    <style:style style:name="Táboa2.C14" style:family="table-cell">
      <style:table-cell-properties fo:padding="0.097cm" fo:border-left="0.05pt solid #000000" fo:border-right="none" fo:border-top="none" fo:border-bottom="0.05pt solid #000000"/>
    </style:style>
    <style:style style:name="Táboa2.D14" style:family="table-cell">
      <style:table-cell-properties fo:padding="0.097cm" fo:border-left="0.05pt solid #000000" fo:border-right="none" fo:border-top="none" fo:border-bottom="0.05pt solid #000000"/>
    </style:style>
    <style:style style:name="Táboa2.E1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FreeSans" fo:font-size="10pt" style:font-size-asian="10pt" style:font-size-complex="10pt"/>
    </style:style>
    <style:style style:name="P2" style:family="paragraph" style:parent-style-name="Text_20_body">
      <style:text-properties style:font-name="FreeSans" fo:font-size="10pt" officeooo:rsid="000ef7fe" officeooo:paragraph-rsid="000ef7fe" style:font-size-asian="10pt" style:font-size-complex="10pt"/>
    </style:style>
    <style:style style:name="P3" style:family="paragraph" style:parent-style-name="Text_20_body">
      <style:text-properties style:font-name="FreeSans" fo:font-size="10pt" fo:font-weight="bold" style:font-size-asian="10pt" style:font-weight-asian="bold" style:font-size-complex="10pt" style:font-weight-complex="bold"/>
    </style:style>
    <style:style style:name="P4" style:family="paragraph" style:parent-style-name="Text_20_body">
      <style:text-properties style:font-name="FreeSans" fo:font-size="10pt" fo:font-weight="bold" officeooo:rsid="000ef7fe" officeooo:paragraph-rsid="000ef7fe" style:font-size-asian="10pt" style:font-weight-asian="bold" style:font-size-complex="10pt" style:font-weight-complex="bold"/>
    </style:style>
    <style:style style:name="P5" style:family="paragraph" style:parent-style-name="Text_20_body">
      <style:paragraph-properties fo:margin-left="0cm" fo:margin-right="0cm" fo:margin-top="0cm" fo:margin-bottom="0.247cm" loext:contextual-spacing="false" fo:line-height="120%" fo:text-indent="0cm" style:auto-text-indent="false"/>
      <style:text-properties style:font-name="FreeSans" fo:font-size="10pt" style:font-size-asian="10pt" style:font-size-complex="10pt"/>
    </style:style>
    <style:style style:name="P6" style:family="paragraph" style:parent-style-name="Text_20_body" style:master-page-name="">
      <style:paragraph-properties fo:margin-left="1cm" fo:margin-right="0cm" fo:margin-top="0cm" fo:margin-bottom="0.247cm" loext:contextual-spacing="false" fo:line-height="120%" fo:text-indent="0cm" style:auto-text-indent="false" style:page-number="auto"/>
      <style:text-properties style:font-name="FreeSans" fo:font-size="10pt" style:font-size-asian="10pt" style:font-size-complex="10pt"/>
    </style:style>
    <style:style style:name="P7" style:family="paragraph" style:parent-style-name="Text_20_body">
      <style:paragraph-properties fo:margin-left="1cm" fo:margin-right="0cm" fo:margin-top="0cm" fo:margin-bottom="0.247cm" loext:contextual-spacing="false" fo:line-height="120%" fo:text-indent="0cm" style:auto-text-indent="false"/>
      <style:text-properties style:font-name="FreeSans" fo:font-size="10pt" style:font-size-asian="10pt" style:font-size-complex="10pt"/>
    </style:style>
    <style:style style:name="P8"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fo:font-weight="normal" officeooo:paragraph-rsid="001ac7e8" style:font-size-asian="14pt" style:font-weight-asian="normal" style:font-size-complex="14pt" style:font-weight-complex="normal"/>
    </style:style>
    <style:style style:name="P9"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fo:font-weight="bold" officeooo:rsid="001a489f" officeooo:paragraph-rsid="001ac7e8" style:font-size-asian="14pt" style:font-weight-asian="bold" style:font-size-complex="14pt" style:font-weight-complex="bold"/>
    </style:style>
    <style:style style:name="P10"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officeooo:paragraph-rsid="001ac7e8" style:font-size-asian="14pt" style:font-size-complex="14pt"/>
    </style:style>
    <style:style style:name="P11" style:family="paragraph" style:parent-style-name="Text_20_body">
      <style:text-properties style:font-name="FreeSans" fo:font-size="10pt" style:font-size-asian="10pt" style:font-size-complex="10pt"/>
    </style:style>
    <style:style style:name="P12" style:family="paragraph" style:parent-style-name="Text_20_body" style:list-style-name="L1">
      <style:text-properties style:font-name="FreeSans" fo:font-size="10pt" style:font-size-asian="10pt" style:font-size-complex="10pt"/>
    </style:style>
    <style:style style:name="P13" style:family="paragraph" style:parent-style-name="Text_20_body" style:list-style-name="L1">
      <style:text-properties style:font-name="FreeSans" fo:font-size="10pt" fo:font-weight="bold" style:font-size-asian="10pt" style:font-weight-asian="bold" style:font-size-complex="10pt" style:font-weight-complex="bold"/>
    </style:style>
    <style:style style:name="P14" style:family="paragraph" style:parent-style-name="Text_20_body" style:list-style-name="L2"/>
    <style:style style:name="P15" style:family="paragraph" style:parent-style-name="Text_20_body">
      <style:text-properties style:font-name="FreeSans" fo:font-size="10pt" style:font-size-asian="10pt" style:font-size-complex="10pt"/>
    </style:style>
    <style:style style:name="P16" style:family="paragraph" style:parent-style-name="Text_20_body" style:list-style-name="L2">
      <style:text-properties style:font-name="FreeSans" fo:font-size="10pt" style:font-size-asian="10pt" style:font-size-complex="10pt"/>
    </style:style>
    <style:style style:name="P17" style:family="paragraph" style:parent-style-name="Text_20_body" style:list-style-name="L3">
      <style:text-properties style:font-name="FreeSans" fo:font-size="10pt" style:font-size-asian="10pt" style:font-size-complex="10pt"/>
    </style:style>
    <style:style style:name="P18" style:family="paragraph" style:parent-style-name="Text_20_body" style:list-style-name="L4">
      <style:text-properties style:font-name="FreeSans" fo:font-size="10pt" style:font-size-asian="10pt" style:font-size-complex="10pt"/>
    </style:style>
    <style:style style:name="P19" style:family="paragraph" style:parent-style-name="Text_20_body">
      <style:text-properties style:font-name="FreeSans" fo:font-size="10pt" officeooo:rsid="00216c6a" officeooo:paragraph-rsid="00216c6a" style:font-size-asian="10pt" style:font-size-complex="10pt"/>
    </style:style>
    <style:style style:name="P20" style:family="paragraph" style:parent-style-name="Text_20_body">
      <style:text-properties style:font-name="FreeSans" fo:font-size="10pt" fo:font-weight="bold" style:font-size-asian="10pt" style:font-weight-asian="bold" style:font-size-complex="10pt" style:font-weight-complex="bold"/>
    </style:style>
    <style:style style:name="P21" style:family="paragraph" style:parent-style-name="Text_20_body">
      <style:text-properties style:font-name="FreeSans" fo:font-size="10pt" fo:font-weight="bold" officeooo:rsid="00216c6a" officeooo:paragraph-rsid="00216c6a" style:font-size-asian="10pt" style:font-weight-asian="bold" style:font-size-complex="10pt" style:font-weight-complex="bold"/>
    </style:style>
    <style:style style:name="P22" style:family="paragraph" style:parent-style-name="Text_20_body">
      <style:text-properties officeooo:rsid="00219a64" officeooo:paragraph-rsid="00219a64"/>
    </style:style>
    <style:style style:name="P23" style:family="paragraph" style:parent-style-name="Text_20_body">
      <style:text-properties officeooo:rsid="00235718" officeooo:paragraph-rsid="00235718"/>
    </style:style>
    <style:style style:name="P24" style:family="paragraph" style:parent-style-name="Table_20_Contents">
      <style:text-properties style:font-name="FreeSans" fo:font-size="9pt" officeooo:rsid="001ac7e8" officeooo:paragraph-rsid="001ac7e8" style:font-size-asian="9pt" style:font-size-complex="9pt"/>
    </style:style>
    <style:style style:name="P25" style:family="paragraph" style:parent-style-name="Table_20_Contents">
      <style:text-properties style:font-name="FreeSans" fo:font-size="9pt" officeooo:rsid="001bf2d3" officeooo:paragraph-rsid="001bf2d3" style:font-size-asian="9pt" style:font-size-complex="9pt"/>
    </style:style>
    <style:style style:name="P26" style:family="paragraph" style:parent-style-name="Table_20_Contents">
      <style:text-properties style:font-name="FreeSans" fo:font-size="9pt" officeooo:rsid="001d5472" officeooo:paragraph-rsid="001d5472" style:font-size-asian="9pt" style:font-size-complex="9pt"/>
    </style:style>
    <style:style style:name="P27" style:family="paragraph" style:parent-style-name="Table_20_Contents">
      <style:text-properties style:font-name="FreeSans" fo:font-size="9pt" officeooo:rsid="001f2bee" officeooo:paragraph-rsid="001f2bee" style:font-size-asian="9pt" style:font-size-complex="9pt"/>
    </style:style>
    <style:style style:name="P28" style:family="paragraph" style:parent-style-name="Table_20_Contents">
      <style:text-properties style:font-name="FreeSans" fo:font-size="9pt" officeooo:rsid="001f3878" officeooo:paragraph-rsid="001f3878" style:font-size-asian="9pt" style:font-size-complex="9pt"/>
    </style:style>
    <style:style style:name="P29" style:family="paragraph" style:parent-style-name="Table_20_Contents">
      <style:text-properties style:font-name="FreeSans" fo:font-size="9pt" officeooo:rsid="0020866b" officeooo:paragraph-rsid="0020866b" style:font-size-asian="9pt" style:font-size-complex="9pt"/>
    </style:style>
    <style:style style:name="P30" style:family="paragraph" style:parent-style-name="Table_20_Contents">
      <style:paragraph-properties fo:text-align="center" style:justify-single-word="false"/>
      <style:text-properties style:font-name="FreeSans" fo:font-size="9pt" fo:font-weight="bold" officeooo:rsid="001ac7e8" officeooo:paragraph-rsid="001ac7e8" style:font-size-asian="9pt" style:font-weight-asian="bold" style:font-size-complex="9pt" style:font-weight-complex="bold"/>
    </style:style>
    <style:style style:name="P31" style:family="paragraph" style:parent-style-name="Footer">
      <style:paragraph-properties fo:text-align="end" style:justify-single-word="false"/>
      <style:text-properties fo:font-size="9pt" officeooo:paragraph-rsid="001ac7e8" style:font-size-asian="9pt" style:font-size-complex="9pt"/>
    </style:style>
    <style:style style:name="T1" style:family="text">
      <style:text-properties fo:font-variant="normal" fo:text-transform="none" fo:color="#000000" fo:letter-spacing="normal" fo:font-style="normal" style:text-underline-style="none"/>
    </style:style>
    <style:style style:name="T2" style:family="text">
      <style:text-properties fo:font-variant="normal" fo:text-transform="none" fo:color="#000000" fo:letter-spacing="normal" fo:font-style="normal" style:text-underline-style="none" fo:font-weight="bold" officeooo:rsid="001a489f" style:font-weight-asian="bold" style:font-weight-complex="bold"/>
    </style:style>
    <style:style style:name="T3" style:family="text">
      <style:text-properties fo:language="en" fo:country="US"/>
    </style:style>
    <style:style style:name="T4" style:family="text">
      <style:text-properties officeooo:rsid="000ef7fe"/>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name="Liberation Sans" fo:font-size="10pt" style:font-size-asian="10pt" style:font-size-complex="10pt"/>
    </style:style>
    <style:style style:name="T8" style:family="text">
      <style:text-properties style:font-name="Liberation Sans" fo:font-size="10pt" officeooo:rsid="001ac7e8" style:font-size-asian="10pt" style:font-size-complex="10pt"/>
    </style:style>
    <style:style style:name="T9" style:family="text">
      <style:text-properties style:font-name="Liberation Sans" fo:font-size="10pt" fo:font-weight="bold" style:font-size-asian="10pt" style:font-weight-asian="bold" style:font-size-complex="10pt" style:font-weight-complex="bold"/>
    </style:style>
    <style:style style:name="T10" style:family="text">
      <style:text-properties style:font-name="Liberation Sans" fo:font-size="10pt" fo:font-weight="bold" officeooo:rsid="000cded4" style:font-size-asian="10pt" style:font-weight-asian="bold" style:font-size-complex="10pt" style:font-weight-complex="bold"/>
    </style:style>
    <style:style style:name="T11" style:family="text">
      <style:text-properties style:font-name="Liberation Sans" fo:font-size="10pt" fo:font-weight="bold" officeooo:rsid="001b2fe9" style:font-size-asian="10pt" style:font-weight-asian="bold" style:font-size-complex="10pt" style:font-weight-complex="bold"/>
    </style:style>
    <style:style style:name="T12" style:family="text">
      <style:text-properties style:font-name="Liberation Sans" fo:font-size="10pt" fo:font-weight="bold" officeooo:rsid="001ac7e8" style:font-size-asian="10pt" style:font-weight-asian="bold" style:font-size-complex="10pt" style:font-weight-complex="bold"/>
    </style:style>
    <style:style style:name="T13" style:family="text">
      <style:text-properties style:font-name="Liberation Sans" fo:font-style="italic" fo:font-weight="normal" officeooo:rsid="000e3434" style:font-style-asian="italic" style:font-weight-asian="normal" style:font-style-complex="italic" style:font-weight-complex="normal"/>
    </style:style>
    <style:style style:name="T14" style:family="text">
      <style:text-properties style:font-name="Liberation Sans" fo:font-weight="normal" style:font-weight-asian="normal" style:font-weight-complex="normal"/>
    </style:style>
    <style:style style:name="T15" style:family="text">
      <style:text-properties style:font-name="Liberation Sans" fo:font-weight="normal" officeooo:rsid="000e3434" style:font-weight-asian="normal" style:font-weight-complex="normal"/>
    </style:style>
    <style:style style:name="T16" style:family="text">
      <style:text-properties style:font-name="Liberation Sans" fo:font-weight="normal" officeooo:rsid="000d5855" style:font-weight-asian="normal" style:font-weight-complex="normal"/>
    </style:style>
    <style:style style:name="T17" style:family="text">
      <style:text-properties style:font-name="Liberation Sans" fo:font-weight="normal" officeooo:rsid="000d4354" style:font-weight-asian="normal" style:font-weight-complex="normal"/>
    </style:style>
    <style:style style:name="T18" style:family="text">
      <style:text-properties style:font-name="Liberation Sans" fo:font-weight="normal" officeooo:rsid="001ac7e8" style:font-weight-asian="normal" style:font-weight-complex="normal"/>
    </style:style>
    <style:style style:name="T19" style:family="text">
      <style:text-properties style:font-name="FreeSans" fo:font-weight="normal" officeooo:rsid="000e3434" style:font-weight-asian="normal" style:font-weight-complex="normal"/>
    </style:style>
    <style:style style:name="T20" style:family="text">
      <style:text-properties style:font-name="FreeSans" fo:font-size="10pt" style:font-size-asian="10pt" style:font-size-complex="10pt"/>
    </style:style>
    <style:style style:name="T21" style:family="text">
      <style:text-properties style:font-name="FreeSans" fo:font-size="10pt" officeooo:rsid="00219a64" style:font-size-asian="10pt" style:font-size-complex="10pt"/>
    </style:style>
    <style:style style:name="T22" style:family="text">
      <style:text-properties style:font-name="FreeSans" fo:font-size="10pt" fo:language="en" fo:country="US" style:font-size-asian="10pt" style:font-size-complex="10pt"/>
    </style:style>
    <style:style style:name="T23" style:family="text">
      <style:text-properties style:font-name="FreeSans" fo:font-size="10pt" fo:language="en" fo:country="US" fo:font-weight="bold" style:font-size-asian="10pt" style:font-weight-asian="bold" style:font-size-complex="10pt" style:font-weight-complex="bold"/>
    </style:style>
    <style:style style:name="T24" style:family="text">
      <style:text-properties style:font-name="FreeSans" fo:font-size="10pt" fo:font-weight="bold" style:font-size-asian="10pt" style:font-weight-asian="bold" style:font-size-complex="10pt" style:font-weight-complex="bold"/>
    </style:style>
    <style:style style:name="T25" style:family="text">
      <style:text-properties style:font-name="FreeSans" fo:font-size="10pt" fo:font-weight="normal" style:font-size-asian="10pt" style:font-weight-asian="normal" style:font-size-complex="10pt" style:font-weight-complex="normal"/>
    </style:style>
    <style:style style:name="T26" style:family="text">
      <style:text-properties style:font-name="FreeSans" fo:font-size="10pt" fo:font-weight="normal" officeooo:rsid="00219a64" style:font-size-asian="10pt" style:font-weight-asian="normal" style:font-size-complex="10pt" style:font-weight-complex="normal"/>
    </style:style>
    <style:style style:name="T27" style:family="text">
      <style:text-properties style:font-name="FreeSans" fo:font-size="10pt" fo:font-weight="normal" officeooo:rsid="00235718" style:font-size-asian="10pt" style:font-weight-asian="normal" style:font-size-complex="10pt" style:font-weight-complex="normal"/>
    </style:style>
    <style:style style:name="T28" style:family="text">
      <style:text-properties officeooo:rsid="00219a64"/>
    </style:style>
    <style:style style:name="T29" style:family="text">
      <style:text-properties officeooo:rsid="00235718"/>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_Identifica a cultura predominante nas empresas Grandes Almacéns e ASO do caso da unidade para o que has seguir as dúas primeiras clasificacións de cultura que estudaches na unidade. Se son varias as culturas de empresa aplicables, indícao tamén facendo unha breve referencia á parte do caso onde se menciona.</text:p>
      <text:p text:style-name="P3">Grandes Almacéns (GA)</text:p>
      <text:p text:style-name="P1">Predomina a cultura orientada ao poder claramente polo tipo de empresa que é na que existe unha estrutura organizativa moi xerarquizada que marca os obxectivos e as prácticas de funcionamento na empresa con gran autoridade sen permitir achegas dos seus empregados sobre os cales exerce un gran control como no caso da vestimenta das empregadas, dereitos sindicáis, fomentando a competitividade entre departamentos e creando unha sobrepresión sobre os empregados.</text:p>
      <text:p text:style-name="P1">Tamén se pode dicer que existe unha cultura tribal xa que a empresa se relaciona co ámbito na medida que lle interesa para os seus beneficios, isto é co feito de producir en China para abaratar custos e obter máis beneficio ou relacionándose co ámbito no senso, eu supoño, de estudar o tipo de produtos que demandan os seus clientes para fabricalos. É algo moi común neste tipo de empresas de retail, como por exemplo fai Inditex. Porén internamente a empresa funciona cunha estrutura moi xerarquizada.</text:p>
      <text:p text:style-name="P1">Existen certos aspectos da empresa GA que me fan dubidar se teñen elementos dunha cultura narcisista polo feito de que semellan ter uns valores moi arraigados sobre como facer as cousas.</text:p>
      <text:p text:style-name="P3">ASO</text:p>
      <text:p text:style-name="P1">Claramente ten unha cultura orientada ás persoas que se demostra primeiramente no feito de establecerse nun povo onde a natalidade é baixa querendo con isto asumir un compromiso social co entorno. Tamén polo alto grao de compañeirismo presente no ambiente laboral e a pouca xerarquización chegando por momentos a ser un pouco caótico pero onde se fomentaba o traballo en equipas e valorando as achegas de cada un.</text:p>
      <text:p text:style-name="P1">Tamén hai unha mistura de culturas exploradora e amplificadora. Exploradora porque se valora moita as achegas e propostas do persoal e está moi identificada co seu ámbito tentando aproveitar as vantaxes e por outra banda amplificadora porque os resultados se conseguen por meio dos participantes voluntarios no proxecto que á súa vez tamén están moi vinculados ao ámbito pero como punto discordante fálase de que a ASO ás veces é algo caótica no seu funcionamento e non sei se establecen camiños previos que orienten as súas actividades.</text:p>
      <text:p text:style-name="P1"/>
      <text:p text:style-name="P3">2_Relaciona a teoría de <text:span text:style-name="T3">McGregor</text:span> co caso da unidade.</text:p>
      <text:p text:style-name="P3">Grandes Almacéns (GA)</text:p>
      <text:p text:style-name="P1">O feito de que existira unha discusión entre irmáns que derivou na marcha dun e en que ficara ao mando outro que tiña como lema<text:span text:style-name="T5"> “A xente é preguiceira por natureza, se non a apertas non fai nada" </text:span><text:span text:style-name="T4">xunto co fomento da competitividade interna, confitividade sindical non resolta, xerarquización, nula preocupación polo traballador etc. Fan que GA se rixa pola TEORÍA X.</text:span></text:p>
      <text:p text:style-name="P4">ASO e Empresa L</text:p>
      <text:p text:style-name="P2">Son empresas que se preocupan moito polo traballador incentivándose incluso as súas achegas polo ben do negocio. A xerarquización é mínima e bastante transparente. Non existen conflictos internos nen competitividade e os empregados están moi motivados. Todo isto fai que se rixan pola TEORÍA Y</text:p>
      <text:p text:style-name="P1"><text:soft-page-break/><text:span text:style-name="T6">3_Identifica e describe os subsistemas funcionais que terá a túa idea de negocio. Recomendámosche para iso que sigas os seguintes pasos:</text:span></text:p>
      <text:list xml:id="list5673995958930854417" text:style-name="L1">
        <text:list-item>
          <text:p text:style-name="P12"><text:span text:style-name="T6"><text:s/>Identifica posibles tarefas que haxa que realizar no teu negocio: listaxe de tarefas</text:span>.</text:p>
        </text:list-item>
      </text:list>
      <text:p text:style-name="P6">A - Establecer algún tipo de fórmula legal ou xurídica que nos dea identificación como empresa, cooperativa, asociación...</text:p>
      <text:p text:style-name="P7">B - Redactar unha normativa interna programática a modo de estatutos sobre como e por qué desenvolver a nosa actividade.</text:p>
      <text:p text:style-name="P7">C - Deseñar a nosa imaxe corporativa.</text:p>
      <text:p text:style-name="P7">D - Ter un lugar de traballo.</text:p>
      <text:p text:style-name="P7">E - Sumar xente interesada en colaborar.</text:p>
      <text:p text:style-name="P7">F - Conseguir financiación e organizar o eido financiero e económico.</text:p>
      <text:p text:style-name="P7">G - Programar a plataforma web como base da nosa actividade.</text:p>
      <text:p text:style-name="P7">H - Buscar infraestruturas que poidan servir de exemplo da nosa actividade e botar a andar a idea.</text:p>
      <text:p text:style-name="P7">I - Darnos a coñecer entre productores e consumidores.</text:p>
      <text:list xml:id="list213558045243661" text:continue-numbering="true" text:style-name="L1">
        <text:list-item>
          <text:p text:style-name="P12"><text:span text:style-name="T6"><text:s/>Agrupa as tarefas que sexan afíns e forma grupos: grupos de tarefas.</text:span></text:p>
        </text:list-item>
      </text:list>
      <table:table table:name="Táboa1" table:style-name="Táboa1">
        <table:table-column table:style-name="Táboa1.A" table:number-columns-repeated="3"/>
        <table:table-row>
          <table:table-cell table:style-name="Táboa1.A1" office:value-type="string">
            <text:p text:style-name="P1">Grupo de Tarefas Técnicas</text:p>
          </table:table-cell>
          <table:table-cell table:style-name="Táboa1.A1" office:value-type="string">
            <text:p text:style-name="P1">Grupo de Tarefas Comerciáis</text:p>
          </table:table-cell>
          <table:table-cell table:style-name="Táboa1.C1" office:value-type="string">
            <text:p text:style-name="P1">Grupo de Tarefas Legáis/Finanzas</text:p>
          </table:table-cell>
        </table:table-row>
        <table:table-row>
          <table:table-cell table:style-name="Táboa1.A2" office:value-type="string">
            <text:p text:style-name="P1">D, G, H</text:p>
          </table:table-cell>
          <table:table-cell table:style-name="Táboa1.A2" office:value-type="string">
            <text:p text:style-name="P1">C, E, I</text:p>
          </table:table-cell>
          <table:table-cell table:style-name="Táboa1.C2" office:value-type="string">
            <text:p text:style-name="P1">A, B, F</text:p>
          </table:table-cell>
        </table:table-row>
      </table:table>
      <text:p text:style-name="P1"/>
      <text:list xml:id="list213557087514418" text:continue-numbering="true" text:style-name="L1">
        <text:list-item>
          <text:p text:style-name="P13"><text:s/>Identifica a función de cada grupo de tarefas: función do grupo.</text:p>
        </text:list-item>
      </text:list>
      <text:p text:style-name="P6">_Grupo de Tarefas Técnicas:</text:p>
      <text:p text:style-name="P7">Funcións de xestionar as infraestructuras e os medios técnicos necesarios para realizar a nosa actividade e realizar os labores operativos, xestión de calidade etc.</text:p>
      <text:p text:style-name="P7">_Grupo de Tarefas Comerciáis:</text:p>
      <text:p text:style-name="P7">Funcións de captación de clientes e productores que sumar ao noso proxecto e fará chegar o noso producto ao mercado.</text:p>
      <text:p text:style-name="P7">_Grupo de Tarefas Legáis/Financieras</text:p>
      <text:p text:style-name="P7">Funcións de xestión da actividade económica que xeneremos, control de pagos e cobros, busca de financiación, control de contabilidade e fiscalidade.</text:p>
      <text:list xml:id="list213557138739161" text:continue-numbering="true" text:style-name="L1">
        <text:list-item>
          <text:p text:style-name="P13"><text:s/>Asocia a función ao subsistema funcional que a túa empresa necesite para desenvolver o negocio.</text:p>
        </text:list-item>
      </text:list>
      <text:p text:style-name="P6">Grupo de Tarefas Técnicas: Subsitema de Producción</text:p>
      <text:p text:style-name="P7">Grupo de Tarefas Comerciáis: Subsistema de Marketing</text:p>
      <text:p text:style-name="P7">Grupo de Tarefas Legáis/Finanzas: Subsistema Financeiro</text:p>
      <text:p text:style-name="P5"><text:soft-page-break/></text:p>
      <text:p text:style-name="Text_20_body"><text:bookmark text:name="yui_3_13_0_3_1480176052363_132"/><text:bookmark text:name="yui_3_13_0_3_1480176052363_127"/><text:span text:style-name="T24">4_Dos seguintes termos, busca información, explica o seu significado e relaciónao cos contidos estudados na unidade. Os termos son: flexiseguridade, certificado </text:span><text:span text:style-name="acronym"><text:span text:style-name="T24">EFR</text:span></text:span><text:span text:style-name="T24">, </text:span><text:span text:style-name="T23">cuarto de descanso</text:span><text:span text:style-name="T24"> e código </text:span><text:span text:style-name="T23">Conthe</text:span><text:span text:style-name="T24">.</text:span></text:p>
      <text:p text:style-name="P1"><text:span text:style-name="T6">_Flexiseguridade:</text:span> É un modelo de política laboral que combina a flexibilidade para a empresa coa seguridade para o traballador froito da adaptación do mercado laboral ás circunstancias da globalización. Permite que non haxa moitas restriccións por parte das empresas para despedir ou contratar a xente, incentivar por obxectivos, negociar horarios e calendario laboral, teletraballo, conciliación da vida familiar etc. E por outra banda está asociado a unha alta protección por parte do Estado cos desempregados a base de altos subsidios, formación pagada etc. Como fomento da busca de emprego. Con este modelo xurdido en Dinamarca fai poucos anos o que se pretende é baixar a taxa de paro a costa dun gran gasto social por parte do Estado e aumentar a productividade.</text:p>
      <text:p text:style-name="P1">Relacionado co estudado na unidade 2 observamos que este modelo suxire organizacións empresariáis menos xerarquizadas apostando por implantar culturas de empresa orientadas á tarefa e ás persoas, apostando tamén por unha alta RSE e con bos balances sociás.</text:p>
      <text:p text:style-name="P1"><text:span text:style-name="T6">_Certificado EFR: </text:span>Empresa Familiarmente Responsable. É un certificado que recoñece as boas prácticas por parte dunha empresa que integra modelos de conciliación da vida familiar e laboral respondendo a unha nova cultura laboral baseada no respeito, flexibilidade e compromiso mutuo.</text:p>
      <text:p text:style-name="P1">Relacionado co estudado na unidade 2 as empresas que apostan por este certificado orientada ás persoas e ás tarefas onde priman a eficiencia, o rendimento e a produtividade. Unha empresa con certificado EFR beneficiase moito ao atraer a traballadores máis talentosos e inversores novos así como ter mellor imaxe, crear mellor ambiente laboral, reducir o absentismo...</text:p>
      <text:p text:style-name="P1"><text:span text:style-name="T6">_Cuarto de Descanso: </text:span>Lugar onde os traballadores dunha empresa poden acceder para descansar, socializar con outros compañeiros, realizar reunións informáis etc. según o establecido coa empresa. </text:p>
      <text:p text:style-name="P1">Relacionado co estudado na unidade 2 vemos que é moi importante introducir estas instalacións como parte dunha cultura de empresa dado que hai estudos feitos por universidades que acreditan que melloran a productividade do traballador. Baséase en ter unha confianza co traballador.</text:p>
      <text:p text:style-name="P1"><text:span text:style-name="T6">_Código Conthe: </text:span>Código unificado de bo goberno desenrolado en 2005 polo presidente de CNMV Manuel Conthe. Vai especialmente dirixido a empresas cotizadas e enténdese dende a voluntariedade sempre suxeita ao principio de cumplir e explicar. Incrementa a protección do pequeno accionista fronte aos grandes paquetes accionariáis en tres grande áreas: a calidade e veracidade da información financiera, a estrutura do consello e a transparencia na renumeración dos conselleiros e executivos.</text:p>
      <text:p text:style-name="P1">Relacionado co estudado na unidade 2 acho que é un gran paso adiante por apostar por unha cultura empresarial aberta e moderna baseada no principio de “cumplir ou explicar”. A transparencia empresarial para cos accionistas transmite boa imaxen aos clientes e axuda a non crear competitividade en estructuras empresariáis xerarquizadas.</text:p>
      <text:p text:style-name="P1"/>
      <text:p text:style-name="P1"/>
      <text:p text:style-name="P1"/>
      <text:p text:style-name="P1"/>
      <text:p text:style-name="P3"><text:soft-page-break/>5_Indica accións concretas que, en materia de responsabilidade social empresarial, podes desenvolver no teu negocio e sigue os seguintes pasos para explicalas:<text:bookmark text:name="yui_3_13_0_3_1480176052363_135"/></text:p>
      <text:list xml:id="list5458681790387737518" text:style-name="L2">
        <text:list-item>
          <text:p text:style-name="P16">Indica a área á que pertencen.</text:p>
        </text:list-item>
        <text:list-item>
          <text:p text:style-name="P14"><text:span text:style-name="T20">Indica a que </text:span><text:span text:style-name="Emphasis"><text:span text:style-name="T22">stackeholders </text:span></text:span><text:span text:style-name="T20">vai dirixida.</text:span></text:p>
        </text:list-item>
      </text:list>
      <text:list xml:id="list4114138496186978599" text:style-name="L3">
        <text:list-item>
          <text:p text:style-name="P17">Describe a acción.</text:p>
        </text:list-item>
      </text:list>
      <text:list xml:id="list3414783648519520128" text:style-name="L4">
        <text:list-item>
          <text:p text:style-name="P18"><text:bookmark text:name="yui_3_13_0_3_1480176052363_137"/>Indica os recursos que necesitas para levala a cabo: contactos, colaboracións, diñeiro, materiais etc.</text:p>
        </text:list-item>
      </text:list>
      <table:table table:name="Táboa2" table:style-name="Táboa2">
        <table:table-column table:style-name="Táboa2.A"/>
        <table:table-column table:style-name="Táboa2.B"/>
        <table:table-column table:style-name="Táboa2.C"/>
        <table:table-column table:style-name="Táboa2.D"/>
        <table:table-column table:style-name="Táboa2.E"/>
        <table:table-row>
          <table:table-cell table:style-name="Táboa2.A1" office:value-type="string">
            <text:p text:style-name="P30">Accións RSE</text:p>
          </table:table-cell>
          <table:table-cell table:style-name="Táboa2.A1" office:value-type="string">
            <text:p text:style-name="P30">Área</text:p>
          </table:table-cell>
          <table:table-cell table:style-name="Táboa2.A1" office:value-type="string">
            <text:p text:style-name="P30">Stackeholders</text:p>
          </table:table-cell>
          <table:table-cell table:style-name="Táboa2.A1" office:value-type="string">
            <text:p text:style-name="P30">Descripción</text:p>
          </table:table-cell>
          <table:table-cell table:style-name="Táboa2.E1" office:value-type="string">
            <text:p text:style-name="P30">Recursos Necesarios</text:p>
          </table:table-cell>
        </table:table-row>
        <table:table-row>
          <table:table-cell table:style-name="Táboa2.A14" office:value-type="string">
            <text:p text:style-name="P24">Empregar material reciclado no noso proceso operativo.</text:p>
          </table:table-cell>
          <table:table-cell table:style-name="Táboa2.B14" office:value-type="string">
            <text:p text:style-name="P29">Ambiente</text:p>
          </table:table-cell>
          <table:table-cell table:style-name="Táboa2.C14" office:value-type="string">
            <text:p text:style-name="P25">Clientes ,traballadores, productores e proveedores.</text:p>
          </table:table-cell>
          <table:table-cell table:style-name="Táboa2.D14" office:value-type="string">
            <text:p text:style-name="P25">Utilización de mobiliario reciclado, material de papelería, produtos necesarios nos procesos que promovemos etc.</text:p>
          </table:table-cell>
          <table:table-cell table:style-name="Táboa2.E14" office:value-type="string">
            <text:p text:style-name="P25">Diñeiro, contacto con proveedores.</text:p>
          </table:table-cell>
        </table:table-row>
        <table:table-row>
          <table:table-cell table:style-name="Táboa2.A14" office:value-type="string">
            <text:p text:style-name="P24">Ofrecer asesoramento técnico sobre producción, venda online etc.</text:p>
          </table:table-cell>
          <table:table-cell table:style-name="Táboa2.B14" office:value-type="string">
            <text:p text:style-name="P29">Acción social e coa comunidade</text:p>
          </table:table-cell>
          <table:table-cell table:style-name="Táboa2.C14" office:value-type="string">
            <text:p text:style-name="P25">Productores e público en xeral.</text:p>
          </table:table-cell>
          <table:table-cell table:style-name="Táboa2.D14" office:value-type="string">
            <text:p text:style-name="P25">Ofrecer aos nosos productores asociados información técnica, criterios de calidade e medios. Difundir entre o público un xeito diferente de consumo e relacións comerciáis.</text:p>
          </table:table-cell>
          <table:table-cell table:style-name="Táboa2.E14" office:value-type="string">
            <text:p text:style-name="P25">Diñeiro, persoal con coñecimentos técnicos que colaboren</text:p>
          </table:table-cell>
        </table:table-row>
        <table:table-row>
          <table:table-cell table:style-name="Táboa2.A14" office:value-type="string">
            <text:p text:style-name="P24">Promover encontros físicos e eventos de promoción entre productores e consumidores.</text:p>
          </table:table-cell>
          <table:table-cell table:style-name="Táboa2.B14" office:value-type="string">
            <text:p text:style-name="P29">Comunidade</text:p>
          </table:table-cell>
          <table:table-cell table:style-name="Táboa2.C14" office:value-type="string">
            <text:p text:style-name="P25">Productores e consumidores.</text:p>
          </table:table-cell>
          <table:table-cell table:style-name="Táboa2.D14" office:value-type="string">
            <text:p text:style-name="P25">Organizar dende a rede encontros físicos e eventos onde mostrar o que estamos promovendo.</text:p>
          </table:table-cell>
          <table:table-cell table:style-name="Táboa2.E14" office:value-type="string">
            <text:p text:style-name="P25">Diñeiro, colaboracións <text:s/>e contactos.</text:p>
          </table:table-cell>
        </table:table-row>
        <table:table-row>
          <table:table-cell table:style-name="Táboa2.A14" office:value-type="string">
            <text:p text:style-name="P24">Promover a cesión de excedentes de producción a comedores sociais, ONG...</text:p>
          </table:table-cell>
          <table:table-cell table:style-name="Táboa2.B14" office:value-type="string">
            <text:p text:style-name="P29">Acción social</text:p>
          </table:table-cell>
          <table:table-cell table:style-name="Táboa2.C14" office:value-type="string">
            <text:p text:style-name="P25">Usuarios de comedores sociáis e beneficiarios de actividades de ONGs.</text:p>
          </table:table-cell>
          <table:table-cell table:style-name="Táboa2.D14" office:value-type="string">
            <text:p text:style-name="P25">Promover dende a nosa plataforma a cesión de excedentes a este tipo de organizacións e permitir a interactuación entre eles, productores e clientes.</text:p>
          </table:table-cell>
          <table:table-cell table:style-name="Táboa2.E14" office:value-type="string">
            <text:p text:style-name="P26">Colaboracións.</text:p>
          </table:table-cell>
        </table:table-row>
        <table:table-row>
          <table:table-cell table:style-name="Táboa2.A14" office:value-type="string">
            <text:p text:style-name="P24">Promover o consumo responsable, ecolóxico e local.</text:p>
          </table:table-cell>
          <table:table-cell table:style-name="Táboa2.B14" office:value-type="string">
            <text:p text:style-name="P29">Acción social</text:p>
          </table:table-cell>
          <table:table-cell table:style-name="Táboa2.C14" office:value-type="string">
            <text:p text:style-name="P26">Público en xeral.</text:p>
          </table:table-cell>
          <table:table-cell table:style-name="Táboa2.D14" office:value-type="string">
            <text:p text:style-name="P27">Facilitar dende a nosa plataforma a publicación de artigos, videos, foros de debate... sobre políticas de buy locally, saúde, medio ambiente etc</text:p>
          </table:table-cell>
          <table:table-cell table:style-name="Táboa2.E14" office:value-type="string">
            <text:p text:style-name="P26">Colaboracións</text:p>
          </table:table-cell>
        </table:table-row>
        <table:table-row>
          <table:table-cell table:style-name="Táboa2.A14" office:value-type="string">
            <text:p text:style-name="P24">Promover produccións e facilitar a súa saida ao mercado en colexios, centros de día etc.</text:p>
          </table:table-cell>
          <table:table-cell table:style-name="Táboa2.B14" office:value-type="string">
            <text:p text:style-name="P29">Acción social e coa administración.</text:p>
          </table:table-cell>
          <table:table-cell table:style-name="Táboa2.C14" office:value-type="string">
            <text:p text:style-name="P27">Escolares, ANPAS, usuarios de centros públicos de benestar...</text:p>
          </table:table-cell>
          <table:table-cell table:style-name="Táboa2.D14" office:value-type="string">
            <text:p text:style-name="P27">Facilitar a posta en marcha de produccións nos seus centros como parte de terapias, procesos educativos etc. E ofrecer unha saída comercial e unha experiencia online na nosa plataforma.</text:p>
          </table:table-cell>
          <table:table-cell table:style-name="Táboa2.E14" office:value-type="string">
            <text:p text:style-name="P27">Colaboracións e contactos.</text:p>
          </table:table-cell>
        </table:table-row>
        <table:table-row>
          <table:table-cell table:style-name="Táboa2.A14" office:value-type="string">
            <text:p text:style-name="P24">Facilitar a conciliación da vida familiar dos nosos empregados</text:p>
          </table:table-cell>
          <table:table-cell table:style-name="Táboa2.B14" office:value-type="string">
            <text:p text:style-name="P29">Cos meus empregados</text:p>
          </table:table-cell>
          <table:table-cell table:style-name="Táboa2.C14" office:value-type="string">
            <text:p text:style-name="P27">Empregados e as súas familias.</text:p>
          </table:table-cell>
          <table:table-cell table:style-name="Táboa2.D14" office:value-type="string">
            <text:p text:style-name="P27">Dar unha flexibilidade horaria aos nosos empregados. Permitir o teletraballo na medida do posíbel.</text:p>
            <text:p text:style-name="P27"/>
          </table:table-cell>
          <table:table-cell table:style-name="Táboa2.E14" office:value-type="string">
            <text:p text:style-name="P27">Materiáis.</text:p>
          </table:table-cell>
        </table:table-row>
        <text:soft-page-break/>
        <table:table-row>
          <table:table-cell table:style-name="Táboa2.A14" office:value-type="string">
            <text:p text:style-name="P24">Redistribuir os ingresos dun xeito xusto.</text:p>
          </table:table-cell>
          <table:table-cell table:style-name="Táboa2.B14" office:value-type="string">
            <text:p text:style-name="P29">Sobre o mercado</text:p>
          </table:table-cell>
          <table:table-cell table:style-name="Táboa2.C14" office:value-type="string">
            <text:p text:style-name="P28">Productores asociados e empregados.</text:p>
          </table:table-cell>
          <table:table-cell table:style-name="Táboa2.D14" office:value-type="string">
            <text:p text:style-name="P28">Analisar o noso cliclo económico para ingresar o necesario para cubrir gastos e un pequeno beneficio.</text:p>
          </table:table-cell>
          <table:table-cell table:style-name="Táboa2.E14" office:value-type="string">
            <text:p text:style-name="P28">Diñeiro.</text:p>
          </table:table-cell>
        </table:table-row>
        <table:table-row>
          <table:table-cell table:style-name="Táboa2.A14" office:value-type="string">
            <text:p text:style-name="P25">Facilitar a reciclaxe de refugallos e subproductos orixinados nos procesos de cultivo que promovemos.</text:p>
          </table:table-cell>
          <table:table-cell table:style-name="Táboa2.B14" office:value-type="string">
            <text:p text:style-name="P29">Ambiente</text:p>
          </table:table-cell>
          <table:table-cell table:style-name="Táboa2.C14" office:value-type="string">
            <text:p text:style-name="P28">Persoas involucradas na industria da reciclaxe, productores e clientes.</text:p>
          </table:table-cell>
          <table:table-cell table:style-name="Táboa2.D14" office:value-type="string">
            <text:p text:style-name="P28">Crear unha canle de comunicación na que poñer a disposición de xente que o precise refugallos e puxeiros agrícolas para a súa transformación ou uso.</text:p>
          </table:table-cell>
          <table:table-cell table:style-name="Táboa2.E14" office:value-type="string">
            <text:p text:style-name="P28">Material.</text:p>
          </table:table-cell>
        </table:table-row>
        <table:table-row>
          <table:table-cell table:style-name="Táboa2.A14" office:value-type="string">
            <text:p text:style-name="P25">Redistribuir parte da producción entre os nosos empregados.</text:p>
          </table:table-cell>
          <table:table-cell table:style-name="Táboa2.B14" office:value-type="string">
            <text:p text:style-name="P29">Cos meus empregados</text:p>
          </table:table-cell>
          <table:table-cell table:style-name="Táboa2.C14" office:value-type="string">
            <text:p text:style-name="P28">Empregados e as súas familias e amigos.</text:p>
          </table:table-cell>
          <table:table-cell table:style-name="Táboa2.D14" office:value-type="string">
            <text:p text:style-name="P28">Permitir que os nosos empregados se leven a casa algo do que sobre dos nosos productores asociados.</text:p>
          </table:table-cell>
          <table:table-cell table:style-name="Táboa2.E14" office:value-type="string">
            <text:p text:style-name="P28">Material e contactos.</text:p>
          </table:table-cell>
        </table:table-row>
        <table:table-row>
          <table:table-cell table:style-name="Táboa2.A14" office:value-type="string">
            <text:p text:style-name="P25">Facilitar unha saída laboral a xente do rural.</text:p>
          </table:table-cell>
          <table:table-cell table:style-name="Táboa2.B14" office:value-type="string">
            <text:p text:style-name="P29">Acción social coa comunidade e administracións</text:p>
          </table:table-cell>
          <table:table-cell table:style-name="Táboa2.C14" office:value-type="string">
            <text:p text:style-name="P28">Xente do rural.</text:p>
          </table:table-cell>
          <table:table-cell table:style-name="Táboa2.D14" office:value-type="string">
            <text:p text:style-name="P29">A nosa plataforma web supon un ponto de venda de productos producidos en maior parte no medio rural e aspira a abrir mercados en calquera parte do planeta a través da rede. </text:p>
          </table:table-cell>
          <table:table-cell table:style-name="Táboa2.E14" office:value-type="string">
            <text:p text:style-name="P28">Contactos, colaboradores, diñeiro e medios materiáis.</text:p>
          </table:table-cell>
        </table:table-row>
        <table:table-row>
          <table:table-cell table:style-name="Táboa2.A14" office:value-type="string">
            <text:p text:style-name="P25">Promover o asentamento de xente allea ao medio no entorno rural e publicitalos na rede.</text:p>
          </table:table-cell>
          <table:table-cell table:style-name="Táboa2.B14" office:value-type="string">
            <text:p text:style-name="P29">Acción social coa comunidade</text:p>
          </table:table-cell>
          <table:table-cell table:style-name="Táboa2.C14" office:value-type="string">
            <text:p text:style-name="P28">Público en xeral.</text:p>
          </table:table-cell>
          <table:table-cell table:style-name="Táboa2.D14" office:value-type="string">
            <text:p text:style-name="P28">A nosa plataforma web é unha canle de comunicación moi potente para o intercambio de intereses e actividades entre o mundo urbano e o rural.</text:p>
          </table:table-cell>
          <table:table-cell table:style-name="Táboa2.E14" office:value-type="string">
            <text:p text:style-name="P28">Contactos, colaboradores, diñeiro e medios materiáis.</text:p>
          </table:table-cell>
        </table:table-row>
        <table:table-row>
          <table:table-cell table:style-name="Táboa2.A14" office:value-type="string">
            <text:p text:style-name="P25">Empregar e difundir o uso de Software libre</text:p>
          </table:table-cell>
          <table:table-cell table:style-name="Táboa2.B14" office:value-type="string">
            <text:p text:style-name="P29">Acción social</text:p>
          </table:table-cell>
          <table:table-cell table:style-name="Táboa2.C14" office:value-type="string">
            <text:p text:style-name="P28">Público en xeral.</text:p>
          </table:table-cell>
          <table:table-cell table:style-name="Táboa2.D14" office:value-type="string">
            <text:p text:style-name="P28">Empregar software libre nas nosas instalacións e no deseño e programación da nosa plataforma e difundir o seu uso.</text:p>
          </table:table-cell>
          <table:table-cell table:style-name="Táboa2.E14" office:value-type="string">
            <text:p text:style-name="P28">Colaboradores.</text:p>
          </table:table-cell>
        </table:table-row>
      </table:table>
      <text:p text:style-name="P1"/>
      <text:p text:style-name="P1"/>
      <text:p text:style-name="P21">Xustificación <text:span text:style-name="T29">e</text:span> explicación da idea de empresa:</text:p>
      <text:p text:style-name="P19">Benquerido Sérgio coido necesario engadir unha liñas que complementen a tarefa da unidade 01 na que me comentabas que faltaba xustificar un pouco a idea de empresa e o modelo de negocio.</text:p>
      <text:p text:style-name="P19">A miña idea de empresa como exercicio é crear unha StartUp. Esa é a idea primordial. <text:s/>O eixo da miña actividade será crear unha plataforma web que sirva de ponto de encontro entre alguén que demanda un servizo/producto (cliente) e alguén que ofrece un servizo/producto (productor). Seguindo o modelo de empresas online como idealista, booking, rastreator, ebay, wallapop e moitas outras. A conclusión á que se chega analisando estas empresas é que eles son simplemente un medio, o nexo ou ponto de encontro entre os dous polos dunha actividade económica de servizos e o seu beneficio está en promover intercambios comerciáis entre consumidor e productor. </text:p>
      <text:p text:style-name="P19">Pois ben eu busco crear algo parecido que serva de encontro entre un productor agrícola e un consumidor de productos agrícolas. Esta é a primeira idea que ten que quedar clara porque tal como o explicaba na tarefa anterior semellaba que o que pretendía sería montar unha cadena de froiterías que vendan online. Logo habería que engadir outros compoñentes que fagan da miña canle de negocio algo diferente, como pode ser a posta en <text:s/><text:soft-page-break/>valor de estándares ecolóxicos, ética na producción e comercialización etc.</text:p>
      <text:p text:style-name="P19">Investigando pola rede tal como me recomendabas sobre cooperativas de consumo e<text:span text:style-name="T28">colóxico e cousas parecidas hachei algo que me sorprendeu moito e sobre o que baseo gran parte da miña idea. </text:span></text:p>
      <text:p text:style-name="Text_20_body"><text:span text:style-name="T21">Trátase de unha iniciativa online de consumo local que conecta consumidores e productores de proximidade. Tal vez o coñezas. Chámase</text:span><text:span text:style-name="T24"> La Ruche qui dit Oui </text:span><text:span text:style-name="T26">e é unha startup francesa que basicamente promove o que eu tiña en mente, de feito sentinme un pouco triste como a quen lle rouban unha idea. </text:span></text:p>
      <text:p text:style-name="P22"><text:span text:style-name="T25">Eles teñen unha plataforma online onde promoven a creación do que chaman unha “colmena” que sería un nodo físico da súa rede. Existe un responsábel da colmena que facilita que productores nas proximidades se dean de alta na plataforma para vender os seus productos. Os consumidores teñen que ser usuarios da plataforma, realizase o venda online e o cliente ten que desplazarse ao emplazamento físico da colmena para recibir os seus productos. </text:span></text:p>
      <text:p text:style-name="P22"><text:span text:style-name="T25">O que a min me interesa disto é que os creadores da plataforma só tiveron que programala e colgala na rede e con nulo investimento en marketing lograron que a rede se espalle por toda Europa a un ritmo moi alto funcionando cada colmena da rede de xeito autónomo.</text:span></text:p>
      <text:p text:style-name="P22"><text:span text:style-name="T25">O beneficio onde está? Pois na comisión que se quedan con cada venda. Un 84% vai para o productor, quen ademáis fixa os prezos. O 16% restante repartense entre o responsábel da colmena para sufragar os gastos e entre os creadores da plataforma web en Francia porque ao final son os que se encargan de manter a infraestructura web e demáis aspectos técnicos. O meu papel neste proxecto teórico sería o destes últimos.</text:span></text:p>
      <text:p text:style-name="P22"><text:span text:style-name="T25">Grosso modo é un pouco a idea xeral. Non gosto de copiar ideas pero ao igual que hai varias plataformas de venda online, comparadores de seguros, servizos metereolóxicos, prensa etc na rede eu considero que estaría ben tomar esto como base e analisar onde faian eles, que poder ofrecer para ser máis competitivos... </text:span><text:span text:style-name="T27">De feito xa teño traballado nesa dirección. </text:span></text:p>
      <text:p text:style-name="P23"><text:span text:style-name="T25">Non sei se queda moi ben explicado ou xustificado pero isto é un ciclo de deseño de aplicacións web e eu quero deseñar unha aplicación web, non vender verdura por internet! Vouche deixar uns ligazóns por se queres ollar máis do tema e agardo que me comentes que che parece. Moitas grazas!!</text:span></text:p>
      <text:p text:style-name="P23"><text:a xlink:type="simple" xlink:href="http://blog.lacolmenaquedicesi.es/" text:style-name="Internet_20_link" text:visited-style-name="Visited_20_Internet_20_Link"><text:span text:style-name="T25">http://blog.lacolmenaquedicesi.es</text:span></text:a></text:p>
      <text:p text:style-name="P23"><text:a xlink:type="simple" xlink:href="http://www.elmundo.es/economia/2015/01/17/54b921e322601d9d698b4576.html" text:style-name="Internet_20_link" text:visited-style-name="Visited_20_Internet_20_Link"><text:span text:style-name="T25">http://www.elmundo.es/economia/2015/01/17/54b921e322601d9d698b4576.html</text:span></text:a></text:p>
      <text:p text:style-name="P23"><text:a xlink:type="simple" xlink:href="http://elcomidista.elpais.com/elcomidista/2015/06/15/articulo/1434344400_143434.html" text:style-name="Internet_20_link" text:visited-style-name="Visited_20_Internet_20_Link"><text:span text:style-name="T25">http://elcomidista.elpais.com/elcomidista/2015/06/15/articulo/1434344400_143434.html</text:span></text:a></text:p>
      <text:p text:style-name="P23"><text:a xlink:type="simple" xlink:href="http://www.genbeta.com/web/la-comena-que-dice-si-llega-a-espana-para-conectar-a-agricultores-con-consumidores" text:style-name="Internet_20_link" text:visited-style-name="Visited_20_Internet_20_Link"><text:span text:style-name="T25">http://www.genbeta.com/web/la-comena-que-dice-si-llega-a-espana-para-conectar-a-agricultores-con-consumidores</text:span></text:a></text:p>
      <text:p text:style-name="P23"><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arial" svg:font-family="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fo:font-weight="bold" officeooo:rsid="001a489f" officeooo:paragraph-rsid="001ac7e8" style:font-size-asian="14pt" style:font-weight-asian="bold" style:font-size-complex="14pt" style:font-weight-complex="bold"/>
    </style:style>
    <style:style style:name="MP2"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officeooo:paragraph-rsid="001ac7e8" style:font-size-asian="14pt" style:font-size-complex="14pt"/>
    </style:style>
    <style:style style:name="MP3"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fo:font-weight="normal" officeooo:paragraph-rsid="001ac7e8" style:font-size-asian="14pt" style:font-weight-asian="normal" style:font-size-complex="14pt" style:font-weight-complex="normal"/>
    </style:style>
    <style:style style:name="MP4" style:family="paragraph" style:parent-style-name="Footer">
      <style:paragraph-properties fo:text-align="end" style:justify-single-word="false"/>
      <style:text-properties fo:font-size="9pt" officeooo:paragraph-rsid="001ac7e8" style:font-size-asian="9pt" style:font-size-complex="9pt"/>
    </style:style>
    <style:style style:name="MT1" style:family="text">
      <style:text-properties fo:font-variant="normal" fo:text-transform="none" fo:color="#000000" fo:letter-spacing="normal" fo:font-style="normal" style:text-underline-style="none"/>
    </style:style>
    <style:style style:name="MT2" style:family="text">
      <style:text-properties fo:font-variant="normal" fo:text-transform="none" fo:color="#000000" fo:letter-spacing="normal" fo:font-style="normal" style:text-underline-style="none" fo:font-weight="bold" officeooo:rsid="001a489f" style:font-weight-asian="bold" style:font-weight-complex="bold"/>
    </style:style>
    <style:style style:name="MT3" style:family="text">
      <style:text-properties style:font-name="Liberation Sans" fo:font-size="10pt" style:font-size-asian="10pt" style:font-size-complex="10pt"/>
    </style:style>
    <style:style style:name="MT4" style:family="text">
      <style:text-properties style:font-name="Liberation Sans" fo:font-size="10pt" officeooo:rsid="001ac7e8" style:font-size-asian="10pt" style:font-size-complex="10pt"/>
    </style:style>
    <style:style style:name="MT5" style:family="text">
      <style:text-properties style:font-name="Liberation Sans" fo:font-size="10pt" fo:font-weight="bold" officeooo:rsid="000cded4" style:font-size-asian="10pt" style:font-weight-asian="bold" style:font-size-complex="10pt" style:font-weight-complex="bold"/>
    </style:style>
    <style:style style:name="MT6" style:family="text">
      <style:text-properties style:font-name="Liberation Sans" fo:font-size="10pt" fo:font-weight="bold" officeooo:rsid="001b2fe9" style:font-size-asian="10pt" style:font-weight-asian="bold" style:font-size-complex="10pt" style:font-weight-complex="bold"/>
    </style:style>
    <style:style style:name="MT7" style:family="text">
      <style:text-properties style:font-name="Liberation Sans" fo:font-size="10pt" fo:font-weight="bold" officeooo:rsid="001ac7e8" style:font-size-asian="10pt" style:font-weight-asian="bold" style:font-size-complex="10pt" style:font-weight-complex="bold"/>
    </style:style>
    <style:style style:name="MT8" style:family="text">
      <style:text-properties style:font-name="Liberation Sans" fo:font-style="italic" fo:font-weight="normal" officeooo:rsid="000e3434" style:font-style-asian="italic" style:font-weight-asian="normal" style:font-style-complex="italic" style:font-weight-complex="normal"/>
    </style:style>
    <style:style style:name="MT9" style:family="text">
      <style:text-properties style:font-name="FreeSans" fo:font-weight="normal" officeooo:rsid="000e3434" style:font-weight-asian="normal" style:font-weight-complex="normal"/>
    </style:style>
    <style:style style:name="MT10" style:family="text">
      <style:text-properties style:font-name="Liberation Sans" fo:font-weight="normal" officeooo:rsid="000e3434" style:font-weight-asian="normal" style:font-weight-complex="normal"/>
    </style:style>
    <style:style style:name="MT11" style:family="text">
      <style:text-properties style:font-name="Liberation Sans" fo:font-weight="normal" officeooo:rsid="000d5855" style:font-weight-asian="normal" style:font-weight-complex="normal"/>
    </style:style>
    <style:style style:name="MT12" style:family="text">
      <style:text-properties style:font-name="Liberation Sans" fo:font-weight="normal" officeooo:rsid="000d4354" style:font-weight-asian="normal" style:font-weight-complex="normal"/>
    </style:style>
    <style:style style:name="MT13" style:family="text">
      <style:text-properties style:font-name="Liberation Sans" fo:font-weight="normal" officeooo:rsid="001ac7e8" style:font-weight-asian="normal" style:font-weight-complex="normal"/>
    </style:style>
    <style:style style:name="MT14" style:family="text">
      <style:text-properties style:font-name="Liberation Sans" fo:font-weight="normal" style:font-weight-asian="normal" style:font-weight-complex="normal"/>
    </style:style>
    <style:style style:name="MT15" style:family="text">
      <style:text-properties style:font-name="Liberation San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32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997cm" fo:margin-bottom="0.499cm"/>
      </style:header-style>
      <style:footer-style>
        <style:header-footer-properties fo:min-height="0cm" fo:margin-top="0.499cm"/>
      </style:footer-style>
    </style:page-layout>
  </office:automatic-styles>
  <office:master-styles>
    <style:master-page style:name="Standard" style:page-layout-name="Mpm1">
      <style:header>
        <text:h text:style-name="MP1" text:outline-level="2"><text:a xlink:type="simple" xlink:href="https://www.edu.xunta.es/fpadistancia/course/view.php?id=1186" text:style-name="Internet_20_link" text:visited-style-name="Visited_20_Internet_20_Link"><text:span text:style-name="MT1">MP0618</text:span></text:a></text:h>
        <text:h text:style-name="MP2" text:outline-level="2"><text:a xlink:type="simple" xlink:href="https://www.edu.xunta.es/fpadistancia/course/view.php?id=1186" text:style-name="Internet_20_link" text:visited-style-name="Visited_20_Internet_20_Link"><text:span text:style-name="MT2">Empresa e iniciativa emprendedora</text:span></text:a></text:h>
        <text:h text:style-name="MP3" text:outline-level="2"><text:span text:style-name="MT3">A </text:span><text:span text:style-name="MT4">empresa e o seu ámbito</text:span><text:span text:style-name="MT3">_</text:span><text:span text:style-name="MT5">UD</text:span><text:span text:style-name="MT6">0</text:span><text:span text:style-name="MT7">2</text:span></text:h>
      </style:header>
      <style:footer>
        <text:p text:style-name="MP4"><text:span text:style-name="MT8">_ Adrián Álvarez Lois _</text:span><text:span text:style-name="MT9"><text:tab/><text:tab/> </text:span><text:span text:style-name="MT10"><text:s text:c="2"/></text:span><text:span text:style-name="MT11">EIE_UD</text:span><text:span text:style-name="MT12">0</text:span><text:span text:style-name="MT13">2</text:span><text:span text:style-name="MT12">_</text:span><text:span text:style-name="MT11">TAREFA_apt0</text:span><text:span text:style-name="MT13">1</text:span><text:span text:style-name="MT11">_</text:span><text:span text:style-name="MT14"> </text:span><text:span text:style-name="MT15"><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7:11:58.843818468</meta:creation-date>
    <meta:generator>LibreOffice/4.3.3.2$Linux_X86_64 LibreOffice_project/430m0$Build-2</meta:generator>
    <dc:date>2016-11-27T21:35:55.323408828</dc:date>
    <meta:editing-duration>PT2H2M47S</meta:editing-duration>
    <meta:editing-cycles>16</meta:editing-cycles>
    <meta:document-statistic meta:table-count="2" meta:image-count="0" meta:object-count="0" meta:page-count="6" meta:paragraph-count="145" meta:word-count="2539" meta:character-count="16354" meta:non-whitespace-character-count="13950"/>
  </office:meta>
</office:document-meta>
</file>